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7f5b" officeooo:paragraph-rsid="00037f5b"/>
    </style:style>
    <style:style style:name="P2" style:family="paragraph" style:parent-style-name="Standard">
      <style:text-properties officeooo:rsid="00037f5b" officeooo:paragraph-rsid="0004f00d"/>
    </style:style>
    <style:style style:name="P3" style:family="paragraph" style:parent-style-name="Standard">
      <style:text-properties officeooo:rsid="0004f00d" officeooo:paragraph-rsid="0004f00d"/>
    </style:style>
    <style:style style:name="P4" style:family="paragraph" style:parent-style-name="Standard">
      <style:text-properties fo:color="#c9211e" loext:opacity="100%" fo:font-weight="bold" officeooo:rsid="0004f00d" officeooo:paragraph-rsid="0004f00d" style:font-weight-asian="bold" style:font-weight-complex="bold"/>
    </style:style>
    <style:style style:name="P5" style:family="paragraph" style:parent-style-name="Standard">
      <style:text-properties officeooo:rsid="0005cc49" officeooo:paragraph-rsid="0005cc49"/>
    </style:style>
    <style:style style:name="P6" style:family="paragraph" style:parent-style-name="Standard">
      <style:text-properties officeooo:rsid="0006e1e3" officeooo:paragraph-rsid="0006e1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04f00d" style:font-weight-asian="bold" style:font-weight-complex="bold"/>
    </style:style>
    <style:style style:name="T4" style:family="text">
      <style:text-properties officeooo:rsid="0006e1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E1: </text:span><text:span text:style-name="T2">Dada una calificación numérica visualizar aprobado o suspenso</text:span></text:p>
      <text:p text:style-name="P1"/>
      <text:p text:style-name="P3"><text:span text:style-name="T1">INICIO</text:span></text:p>
      <text:p text:style-name="P3"><text:span text:style-name="T1"/></text:p>
      <text:p text:style-name="P1">int CALIFICACION ;</text:p>
      <text:p text:style-name="P1">leer(CALIFICACION);</text:p>
      <text:p text:style-name="P5">mientras CALIFICACION &gt;=10 <text:s/>|| &lt;= 0;</text:p>
      <text:p text:style-name="P1"><text:tab/>“calificación no valida”;</text:p>
      <text:p text:style-name="P1"><text:tab/>leer (CALIFICACION);</text:p>
      <text:p text:style-name="P1">fin mientras;</text:p>
      <text:p text:style-name="P1">si CALIFICACION &lt; 5;</text:p>
      <text:p text:style-name="P1"><text:tab/>“suspenso”;</text:p>
      <text:p text:style-name="P1">si CALIFICACION &gt;= 5;</text:p>
      <text:p text:style-name="P1"><text:tab/>“aprobado”;</text:p>
      <text:p text:style-name="P3">fin si;</text:p>
      <text:p text:style-name="P3"/>
      <text:p text:style-name="P3">FIN</text:p>
      <text:p text:style-name="P3"/>
      <text:p text:style-name="P4">E2: <text:span text:style-name="T4">DADO EL PRECIO DE UN ARTICULO Y EL NUMERO E LAS UNIDADES COMPRADAS, CALCULAR EL TICKED DE COMPRAS TENIENDO EN CUENTA QUE SI EL NUMERO DE UNIDADES ES 3 OMAS SE APLICA UN DESCUENTO DEL 10%</text:span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5:56:49.218000000</meta:creation-date>
    <dc:date>2023-09-28T16:44:14.546000000</dc:date>
    <meta:editing-duration>PT47M25S</meta:editing-duration>
    <meta:editing-cycles>4</meta:editing-cycles>
    <meta:generator>LibreOffice/7.6.1.2$Windows_x86 LibreOffice_project/f5defcebd022c5bc36bbb79be232cb6926d8f674</meta:generator>
    <meta:document-statistic meta:table-count="0" meta:image-count="0" meta:object-count="0" meta:page-count="1" meta:paragraph-count="15" meta:word-count="77" meta:character-count="469" meta:non-whitespace-character-count="402"/>
  </office:meta>
</office:document-meta>
</file>